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margin-top="0in" fo:margin-bottom="0.0799in" style:contextual-spacing="false"/>
    </style:style>
    <style:style style:name="P2" style:family="paragraph" style:parent-style-name="Standard">
      <style:text-properties fo:font-style="italic" officeooo:rsid="000adedc" officeooo:paragraph-rsid="000adedc" style:font-style-asian="italic" style:font-style-complex="italic"/>
    </style:style>
    <style:style style:name="P3" style:family="paragraph" style:parent-style-name="Standard">
      <style:text-properties officeooo:rsid="000ed35d" officeooo:paragraph-rsid="000ed35d"/>
    </style:style>
    <style:style style:name="P4" style:family="paragraph" style:parent-style-name="Standard">
      <style:text-properties officeooo:paragraph-rsid="00067014"/>
    </style:style>
    <style:style style:name="P5" style:family="paragraph" style:parent-style-name="Standard" style:list-style-name="L1">
      <style:text-properties officeooo:paragraph-rsid="00067014"/>
    </style:style>
    <style:style style:name="P6" style:family="paragraph" style:parent-style-name="Standard" style:list-style-name="L1">
      <style:text-properties officeooo:paragraph-rsid="000c7bb5"/>
    </style:style>
    <style:style style:name="T1" style:family="text">
      <style:text-properties fo:font-style="italic" officeooo:rsid="000adedc" style:font-style-asian="italic" style:font-style-complex="italic"/>
    </style:style>
    <style:style style:name="T2" style:family="text">
      <style:text-properties officeooo:rsid="000eb0c4"/>
    </style:style>
    <style:style style:name="T3" style:family="text">
      <style:text-properties officeooo:rsid="000b773f"/>
    </style:style>
    <style:style style:name="T4" style:family="text">
      <style:text-properties fo:font-style="italic" style:font-style-asian="italic" style:font-style-complex="italic"/>
    </style:style>
    <style:style style:name="T5" style:family="text">
      <style:text-properties officeooo:rsid="000c7bb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lanning report</text:h>
      <text:h text:style-name="P1" text:outline-level="2">Resistance mutations in aquatic plastisphere microbiomes</text:h>
      <text:p text:style-name="P2">Felix Blomfelt</text:p>
      <text:p text:style-name="P3"><text:span text:style-name="T1"><text:date style:data-style-name="N10129" text:date-value="2025-02-10T12:36:56.784458770" text:fixed="true">2025.02.10</text:date></text:span></text:p>
      <text:p text:style-name="P2"/>
      <text:p text:style-name="Standard">The aims of the project is to identify specific point mutations in the plastisphere which can lead to altered susceptibility of bacteria to antibiotics. Publicly available (meta)genomic data of organisms which colonize microplastics will be screened for antibiotic resistance genes using the bioinformatic tool Mumame. The levels of these mutations will then be compared to those which inhibit natural substrates, and other substrates such as glass or wood, to the extent that such data is available. The machine learning algorithm XGBoost will be adapted and used to identify features that increase the likelihood of point mutations.</text:p>
      <text:p text:style-name="Standard"/>
      <text:p text:style-name="Standard">The project lack any physical experiment or lab, and only uses publicly available data which has already been collected. This reduces the need for considerations for <text:span text:style-name="T2">how</text:span> the project is done, but still there is a need to consider what the project is about. There is great need for a better understanding of how and where antibiotic resistance is acquired, in order to better combat the current rise in antibiotic resistance, which the aims of this project will try to answer.</text:p>
      <text:p text:style-name="Standard"/>
      <text:p text:style-name="Horizontal_20_Line"/>
      <text:p text:style-name="P4">Aims <text:span text:style-name="T3">as bullet points</text:span>:</text:p>
      <text:list text:style-name="L1">
        <text:list-item>
          <text:p text:style-name="P5">Assess the presence of ARGs in the plastisphere</text:p>
          <text:list>
            <text:list-item>
              <text:p text:style-name="P5">Identify genetic changes (e.g. point mutations) which can lead to altered susceptibility of bacteria to antibiotics.</text:p>
            </text:list-item>
            <text:list-item>
              <text:p text:style-name="P5"><text:span text:style-name="T4">May also compare latent vs. established ARGs</text:span>?</text:p>
            </text:list-item>
          </text:list>
        </text:list-item>
        <text:list-item>
          <text:p text:style-name="P5">Screen for antibiotic resistance genes in microorganisms which colonize microplastics</text:p>
          <text:list>
            <text:list-item>
              <text:p text:style-name="P6">Compare these to those inhabiting natural substrate<text:span text:style-name="T5">s and </text:span>free-living bacteria</text:p>
            </text:list-item>
            <text:list-item>
              <text:p text:style-name="P5">Estimate point mutations of plastisphere bacteria inhibiting various other substrates, such as glass and wood. </text:p>
            </text:list-item>
          </text:list>
        </text:list-item>
        <text:list-item>
          <text:p text:style-name="P5">Use Mumame, specifically developed to detect such genetic changes.</text:p>
        </text:list-item>
        <text:list-item>
          <text:p text:style-name="P5"><text:span text:style-name="T3">Use m</text:span>achine learning to identify features that could increase the likelihood of point mutations.</text:p>
        </text:list-item>
      </text:list>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01P0" style:volatile="true">
      <number:currency-symbol number:language="en" number:country="US">$</number:currency-symbol>
      <number:number number:decimal-places="0" number:min-decimal-places="0" number:min-integer-digits="1" number:grouping="true"/>
    </number:currency-style>
    <number:currency-style style:name="N101">
      <number:text>-</number:text>
      <number:currency-symbol number:language="en" number:country="US">$</number:currency-symbol>
      <number:number number:decimal-places="0" number:min-decimal-places="0" number:min-integer-digits="1" number:grouping="true"/>
      <style:map style:condition="value()&gt;=0" style:apply-style-name="N101P0"/>
    </number:currency-style>
    <number:currency-style style:name="N102P0" style:volatile="true">
      <number:currency-symbol number:language="en" number:country="US">$</number:currency-symbol>
      <number:number number:decimal-places="2" number:min-decimal-places="2" number:min-integer-digits="1" number:grouping="true"/>
    </number:currency-style>
    <number:currency-style style:name="N102">
      <number:text>-</number:text>
      <number:currency-symbol number:language="en" number:country="US">$</number:currency-symbol>
      <number:number number:decimal-places="2" number:min-decimal-places="2" number:min-integer-digits="1" number:grouping="true"/>
      <style:map style:condition="value()&gt;=0" style:apply-style-name="N102P0"/>
    </number:currency-style>
    <number:currency-style style:name="N103P0" style:volatile="true">
      <number:currency-symbol number:language="en" number:country="US">$</number:currency-symbol>
      <number:number number:decimal-places="0" number:min-decimal-places="0" number:min-integer-digits="1" number:grouping="true"/>
    </number:currency-style>
    <number:currency-style style:name="N103">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03P0"/>
    </number:currency-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currency-style style:name="N105P0" style:volatile="true">
      <number:currency-symbol number:language="en" number:country="US">$</number:currency-symbol>
      <number:number number:decimal-places="2" number:min-decimal-places="0" number:decimal-replacement="--" number:min-integer-digits="1" number:grouping="true"/>
    </number:currency-style>
    <number:currency-style style:name="N105">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05P0"/>
    </number:currency-style>
    <number:number-style style:name="N106P0" style:volatile="true">
      <number:number number:decimal-places="0" number:min-decimal-places="0" number:min-integer-digits="1" number:grouping="true"/>
      <number:text loext:blank-width-char=")"> </number:text>
    </number:number-style>
    <number:number-style style:name="N106">
      <number:text>(</number:text>
      <number:number number:decimal-places="0" number:min-decimal-places="0" number:min-integer-digits="1" number:grouping="true"/>
      <number:text>)</number:text>
      <style:map style:condition="value()&gt;=0" style:apply-style-name="N106P0"/>
    </number:number-style>
    <number:number-style style:name="N107P0" style:volatile="true">
      <number:number number:decimal-places="2" number:min-decimal-places="2" number:min-integer-digits="1" number:grouping="true"/>
      <number:text loext:blank-width-char=")"> </number:text>
    </number:number-style>
    <number:number-style style:name="N107">
      <number:text>(</number:text>
      <number:number number:decimal-places="2" number:min-decimal-places="2" number:min-integer-digits="1" number:grouping="true"/>
      <number:text>)</number:text>
      <style:map style:condition="value()&gt;=0" style:apply-style-name="N107P0"/>
    </number:number-style>
    <number:number-style style:name="N108" loext:transliteration-spellout="cardinal" number:transliteration-language="en" number:transliteration-country="GB">
      <number:number number:decimal-places="0" number:min-decimal-places="0" number:min-integer-digits="1"/>
    </number:number-style>
    <number:number-style style:name="N109" loext:transliteration-spellout="capitalize cardinal" number:transliteration-language="en" number:transliteration-country="GB">
      <number:number number:decimal-places="0" number:min-decimal-places="0" number:min-integer-digits="1"/>
    </number:number-style>
    <number:number-style style:name="N110" loext:transliteration-spellout="title cardinal" number:transliteration-language="en" number:transliteration-country="GB">
      <number:number number:decimal-places="0" number:min-decimal-places="0" number:min-integer-digits="1"/>
    </number:number-style>
    <number:number-style style:name="N111" loext:transliteration-spellout="upper cardinal" number:transliteration-language="en" number:transliteration-country="GB">
      <number:number number:decimal-places="0" number:min-decimal-places="0" number:min-integer-digits="1"/>
    </number:number-style>
    <number:number-style style:name="N112">
      <number:scientific-number number:decimal-places="2" number:min-decimal-places="2" number:min-integer-digits="1" number:min-exponent-digits="2" number:exponent-interval="3" number:forced-exponent-sign="true"/>
    </number:number-style>
    <number:currency-style style:name="N11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1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13P0"/>
    </number:currency-style>
    <number:currency-style style:name="N114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4">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4P0"/>
    </number:currency-style>
    <number:number-style style:name="N115" loext:transliteration-spellout="title USD" number:transliteration-language="en" number:transliteration-country="GB">
      <number:number number:decimal-places="0" number:min-decimal-places="0" number:min-integer-digits="1"/>
    </number:number-style>
    <number:number-style style:name="N116" loext:transliteration-spellout="title USD" number:transliteration-language="en" number:transliteration-country="GB">
      <number:number number:decimal-places="2" number:min-decimal-places="2" number:min-integer-digits="1"/>
    </number:number-style>
    <number:number-style style:name="N117" loext:transliteration-spellout="upper USD" number:transliteration-language="en" number:transliteration-country="GB">
      <number:number number:decimal-places="0" number:min-decimal-places="0" number:min-integer-digits="1"/>
    </number:number-style>
    <number:number-style style:name="N118" loext:transliteration-spellout="upper USD" number:transliteration-language="en" number:transliteration-country="GB">
      <number:number number:decimal-places="2" number:min-decimal-places="2" number:min-integer-digits="1"/>
    </number:number-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1">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2">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3">
      <number:day number:calendar="jewish"/>
      <number:text> </number:text>
      <number:month number:calendar="jewish" number:style="long" number:textual="true"/>
      <number:text> </number:text>
      <number:year number:calendar="jewish" number:style="long"/>
    </number:date-style>
    <number:date-style style:name="N124">
      <number:month number:calendar="jewish" number:style="long" number:textual="true"/>
      <number:text> </number:text>
      <number:day number:calendar="jewish"/>
      <number:text> </number:text>
      <number:year number:calendar="jewish" number:style="long"/>
    </number:date-style>
    <number:date-style style:name="N125">
      <number:day number:calendar="jewish"/>
      <number:text> </number:text>
      <number:month number:calendar="jewish" number:style="long" number:textual="true"/>
    </number:date-style>
    <number:date-style style:name="N126">
      <number:month number:calendar="jewish" number:style="long" number:textual="true"/>
      <number:text> </number:text>
      <number:day number:calendar="jewish"/>
    </number:date-style>
    <number:date-style style:name="N127">
      <number:month number:calendar="jewish" number:style="long" number:textual="true"/>
      <number:text> </number:text>
      <number:year number:calendar="jewish" number:style="long"/>
    </number:date-style>
    <number:date-style style:name="N128">
      <number:month number:calendar="jewish" number:style="long" number:textual="true"/>
    </number:date-style>
    <number:date-style style:name="N10129" number:language="en" number:country="US">
      <number:year number:style="long"/>
      <number:text>.</number:text>
      <number:month number:style="long"/>
      <number:text>.</number:text>
      <number:day number:style="long"/>
    </number:date-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Felix Blomfelt</meta:initial-creator>
    <meta:creation-date>2025-02-10T10:40:58.835913149</meta:creation-date>
    <dc:date>2025-02-10T12:37:01.464568283</dc:date>
    <dc:creator>Felix Blomfelt</dc:creator>
    <meta:editing-duration>PT1H50M8S</meta:editing-duration>
    <meta:editing-cycles>9</meta:editing-cycles>
    <meta:generator>LibreOffice/24.8.4.2$Linux_X86_64 LibreOffice_project/480$Build-2</meta:generator>
    <meta:document-statistic meta:table-count="0" meta:image-count="0" meta:object-count="0" meta:page-count="1" meta:paragraph-count="15" meta:word-count="289" meta:character-count="1876" meta:non-whitespace-character-count="1609"/>
  </office:meta>
</office:document-meta>
</file>